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line-height="100%" fo:text-indent="0cm"/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ed tronem Twym stoimy</text:span><text:span text:style-name="T1"><text:line-break/></text:span><text:span text:style-name="T1">Wpatrzeni w Twej</text:span><text:span text:style-name="T1"><text:line-break/></text:span><text:span text:style-name="T1">miłości blask</text:span><text:span text:style-name="T1"><text:line-break/></text:span><text:span text:style-name="T1">Do Ciebie Panie podobni</text:span><text:span text:style-name="T1"><text:line-break/></text:span><text:span text:style-name="T1">Stajemy się</text:span><text:span text:style-name="T1"><text:line-break/></text:span><text:span text:style-name="T1">widząc Twą twar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ła Twa wypełnia nas</text:span><text:span text:style-name="T1"><text:line-break/></text:span><text:span text:style-name="T1">Obecności Twojej blask</text:span><text:span text:style-name="T1"><text:line-break/></text:span><text:span text:style-name="T1">Gdy wielbimy Ciebie wiem</text:span><text:span text:style-name="T1"><text:line-break/></text:span><text:span text:style-name="T1">Jesteś tu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wała, cześć, </text:span><text:span text:style-name="T1"><text:line-break/></text:span><text:span text:style-name="T1">mądrość, moc, błogosławieństwo</text:span><text:span text:style-name="T1"><text:line-break/></text:span><text:span text:style-name="T1">na wieki, na wieki /x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1-02T18:59:40</meta:creation-date>
    <dc:creator>Woda Życia</dc:creator>
    <dc:date>2015-10-19T19:54:39.17</dc:date>
    <dc:language>pl-PL</dc:language>
    <meta:editing-cycles>17</meta:editing-cycles>
    <meta:editing-duration>PT18M7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